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1f6509" officeooo:paragraph-rsid="001f6509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none" fo:font-weight="normal" officeooo:rsid="001f6509" officeooo:paragraph-rsid="001f6509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style:text-underline-style="none" fo:font-weight="normal" officeooo:rsid="002013b5" officeooo:paragraph-rsid="002013b5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style:text-underline-style="none" fo:font-weight="normal" officeooo:rsid="002189e3" officeooo:paragraph-rsid="002189e3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style:text-underline-style="none" fo:font-weight="bold" officeooo:rsid="001f6509" officeooo:paragraph-rsid="001f6509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1f6509" officeooo:paragraph-rsid="001f6509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officeooo:rsid="002013b5"/>
    </style:style>
    <style:style style:name="T2" style:family="text">
      <style:text-properties officeooo:rsid="002189e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easide Grill Kitchen Operation</text:p>
      <text:p text:style-name="P1"/>
      <text:p text:style-name="P2">Two openers (6am), Both openers ensure the line is set up and prep sheet is complete. The line should be set up completely utilizing the <text:span text:style-name="T4">checklists.</text:span> </text:p>
      <text:p text:style-name="P2"/>
      <text:p text:style-name="P2">Prep list needs to be 100% complete and listed on the board by 6:45am.</text:p>
      <text:p text:style-name="P2"/>
      <text:p text:style-name="P2">ALL Lunch prep needs to be 100% complete by 10:45AM.</text:p>
      <text:p text:style-name="P2"/>
      <text:p text:style-name="P4">ALL Prep needs to be completed by the AM shift. NOT including Grilled Prep.</text:p>
      <text:p text:style-name="P2"/>
      <text:p text:style-name="P5">11:00AM <text:span text:style-name="T1">or Ending of </text:span>Breakfast needs to be flipped by the prep person in the back of house.</text:p>
      <text:p text:style-name="P5"/>
      <text:p text:style-name="P3">Three morning crew members are expected to be completed with prep/shift change by working collaboratively together in order to achieve 100% completion. Service should never be sacrificed for secondary tasks. <text:span text:style-name="T2">Secondary tasks MUST be completed extremely promptly and with no delays. Secondary tasks must be complete before service is needed on the line.</text:span></text:p>
      <text:p text:style-name="P3"/>
      <text:p text:style-name="P3">ALL OPENERS ARE RESPONSIBLE FOR A STATION SHIFT CHANGE.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16:56:18.261000000</meta:creation-date>
    <dc:date>2025-01-30T15:13:19.237526171</dc:date>
    <meta:editing-duration>PT32M48S</meta:editing-duration>
    <meta:editing-cycles>4</meta:editing-cycles>
    <meta:generator>Collabora_Office/24.04.9.2$Linux_X86_64 LibreOffice_project/d3a6fcb9216980bb91ce2a7d2d38e55195b5e411</meta:generator>
    <meta:print-date>2025-01-28T09:42:17.533000000</meta:print-date>
    <meta:document-statistic meta:table-count="0" meta:image-count="0" meta:object-count="0" meta:page-count="1" meta:paragraph-count="8" meta:word-count="148" meta:character-count="874" meta:non-whitespace-character-count="733"/>
  </office:meta>
</office:document-meta>
</file>